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98a" officeooo:paragraph-rsid="0014f98a"/>
    </style:style>
    <style:style style:name="P2" style:family="paragraph" style:parent-style-name="Standard">
      <style:text-properties officeooo:rsid="0014f98a" officeooo:paragraph-rsid="0015a6f0"/>
    </style:style>
    <style:style style:name="P3" style:family="paragraph" style:parent-style-name="Standard">
      <style:text-properties officeooo:rsid="0014f98a" officeooo:paragraph-rsid="00185118"/>
    </style:style>
    <style:style style:name="P4" style:family="paragraph" style:parent-style-name="Standard">
      <style:text-properties officeooo:rsid="0014f98a" officeooo:paragraph-rsid="0022a108"/>
    </style:style>
    <style:style style:name="P5" style:family="paragraph" style:parent-style-name="Standard">
      <style:text-properties officeooo:rsid="00185118" officeooo:paragraph-rsid="00185118"/>
    </style:style>
    <style:style style:name="P6" style:family="paragraph" style:parent-style-name="Standard">
      <style:text-properties officeooo:rsid="0019757e" officeooo:paragraph-rsid="0019757e"/>
    </style:style>
    <style:style style:name="P7" style:family="paragraph" style:parent-style-name="Standard">
      <style:text-properties officeooo:rsid="0019757e" officeooo:paragraph-rsid="001a9816"/>
    </style:style>
    <style:style style:name="P8" style:family="paragraph" style:parent-style-name="Standard">
      <style:text-properties officeooo:rsid="0019757e" officeooo:paragraph-rsid="001be321"/>
    </style:style>
    <style:style style:name="P9" style:family="paragraph" style:parent-style-name="Standard">
      <style:text-properties officeooo:rsid="001be321" officeooo:paragraph-rsid="001be321"/>
    </style:style>
    <style:style style:name="P10" style:family="paragraph" style:parent-style-name="Standard">
      <style:text-properties officeooo:rsid="001be321" officeooo:paragraph-rsid="0022a108"/>
    </style:style>
    <style:style style:name="P11" style:family="paragraph" style:parent-style-name="Standard">
      <style:text-properties officeooo:rsid="001dcb83" officeooo:paragraph-rsid="001dcb83"/>
    </style:style>
    <style:style style:name="P12" style:family="paragraph" style:parent-style-name="Standard">
      <style:text-properties officeooo:rsid="001f498d" officeooo:paragraph-rsid="001f498d"/>
    </style:style>
    <style:style style:name="P13" style:family="paragraph" style:parent-style-name="Standard">
      <style:text-properties officeooo:rsid="0020a08b" officeooo:paragraph-rsid="0020a08b"/>
    </style:style>
    <style:style style:name="P14" style:family="paragraph" style:parent-style-name="Standard">
      <style:text-properties officeooo:rsid="0014f98a" officeooo:paragraph-rsid="0022a108"/>
    </style:style>
    <style:style style:name="P15" style:family="paragraph" style:parent-style-name="Standard">
      <style:text-properties officeooo:rsid="00262ba4" officeooo:paragraph-rsid="00262ba4"/>
    </style:style>
    <style:style style:name="P16" style:family="paragraph" style:parent-style-name="Standard">
      <style:text-properties officeooo:rsid="0027767c" officeooo:paragraph-rsid="0027767c"/>
    </style:style>
    <style:style style:name="T1" style:family="text">
      <style:text-properties officeooo:rsid="0015a6f0"/>
    </style:style>
    <style:style style:name="T2" style:family="text">
      <style:text-properties officeooo:rsid="00185118"/>
    </style:style>
    <style:style style:name="T3" style:family="text">
      <style:text-properties officeooo:rsid="0020a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ഒറ്റശ്ലോകങ്ങൾ </text:p>
      <text:p text:style-name="P1">സി വി ശങ്കരൻ ചേലമറ്റത്തില്ലം <text:s/></text:p>
      <text:p text:style-name="P1"><text:s text:c="28"/>1</text:p>
      <text:p text:style-name="P1">(എസ് എൻ എം കോ ളേ ജിലെ <text:s/>വി എൻ മധുസൂദനന്) </text:p>
      <text:p text:style-name="P1">നാനാരൂപവുമാദിരൂപവുമൊരേമട്ടിൽ സ്ഫുരിക്കുന്നതാം </text:p>
      <text:p text:style-name="P2">ശ്രീനാരായണദർശന(മംഗല) ത്തികവെഴും സാരസ്വതക്ഷേത്രമേ </text:p>
      <text:p text:style-name="P2">ഞാനൊന്നിച്ചുപഠിച്ചഭാഗ്യനിധിയാം <text:s/>വി എൻ മധൂസൂദനൻ </text:p>
      <text:p text:style-name="P2">നൂനംകുത്തിയിരുന്നിടുന്നതെവിടെ <text:span text:style-name="T1">​? </text:span>ക്കണ്ടീടുവാനാഗ്രഹം <text:s/></text:p>
      <text:p text:style-name="P2"><text:s text:c="27"/>2 </text:p>
      <text:p text:style-name="P2"><text:span text:style-name="T1">(</text:span>സമസ്യാപൂരണം <text:span text:style-name="T1">)</text:span> </text:p>
      <text:p text:style-name="P2">നാൽ ക്കാ ലിശ്ലോകമൊക്കെപ്പഴയൊരുകഥയായ് വൃത്തമങ്ങിങ്ങുപോയീ </text:p>
      <text:p text:style-name="P2">കേൾക്കാനൊട്ടിമ്പമില്ലാ,ചെരിയൊരുരസമില്ലർത്ഥവും തേടിടേണ്ടാ </text:p>
      <text:p text:style-name="P2">ആർക്കാനും വേണ്ടിയോരോ കവിതകളേഴുതിക്കൂട്ടിനൂറ്റെട്ടുകൂട്ടം <text:s/></text:p>
      <text:p text:style-name="P2"><text:s/><text:span text:style-name="T2">പോർ </text:span>ക്കിൻ തുല്ല്യം,നിനച്ചാൽ ബഹുരസമിവിടെഭ്രാന്തുതൻ നൃത്തരംഗം <text:s/></text:p>
      <text:p text:style-name="P3"><text:s text:c="27"/>3</text:p>
      <text:p text:style-name="P5">(കുട്ടികളെയും കൊണ്ട് ഒടക്കാലി ഇഞ്ചിപ്പുൽഗവേഷണകേന്ദ്രത്തിൽ <text:s/>സ്റ്റഡി ടൂർ പോയപ്പോൾ തോന്നിയത്) </text:p>
      <text:p text:style-name="P5">ഇഞ്ചിപ്പുല്ലുമതല്ല,ജാതി,പുതിന,കച്ചോലവും ഏലവും <text:s/></text:p>
      <text:p text:style-name="P5">തഞ്ചത്തിൽ വിളയാക്കിടുന്ന കൃഷകക്കൂട്ടം വസിക്കുന്നതാം <text:s/></text:p>
      <text:p text:style-name="P5">പഞ്ചായത്തിനകത്തു,കാർഷിക കലാശാലയ്ക്കുമാഫാമിനും <text:s/></text:p>
      <text:p text:style-name="P5">ബ്രാഞ്ചായിട്ടു ഗവേഷണത്തിന്നു നിലകൊള്ളുന്നൊരാമ്പ്രസ്സിതാ </text:p>
      <text:p text:style-name="P5"/>
      <text:p text:style-name="P5">പണ്ടാച്ചിത്തിര നാടുവാണൊരളവിൽ പുൽത്തൈലമൊത്തീടുവാ- </text:p>
      <text:p text:style-name="P5">നുണ്ടായുള്ള ഗവേഷണത്തിലധികം വ്യാപിച്ചുകൊണ്ടിപ്പൊഴും <text:s/></text:p>
      <text:p text:style-name="P5">ഉണ്ടാക്കുന്നൊരു വിദ്യയൗഷധഗുണം ചേരുന്നസസ്യങ്ങളും </text:p>
      <text:p text:style-name="P5">കണ്ടെത്താനുതകുന്നു,സ്ഥാപനമിതിൽ സ്സന്ദർശനം സാർത്ഥകം <text:s/></text:p>
      <text:p text:style-name="P5"><text:s text:c="25"/>4</text:p>
      <text:p text:style-name="P5">(മുല്ലപ്പിള്ളി നാരായണന്റെ കവിത് വായിച്ചിട്ട് എഴുതിയത്) </text:p>
      <text:p text:style-name="P5">മുല്ലപ്പിള്ളിദ്വിജന്റെ കാവ്യശിശുവെപേടിപ്പെടുത്തീടൊലാ, </text:p>
      <text:p text:style-name="P5">നല്ലൊന്നാന്തരമെന്നുതന്നെയിവിടെ ചൊല്ലട്ടെ,നാരായണാ,</text:p>
      <text:p text:style-name="P5">തല്ലീടാതെ,ദുരാഗ്രഹങ്ങളിടയിൽച്ചേർക്കാതെ വിട്ടീടുകിൽ </text:p>
      <text:p text:style-name="P5">തന്നത്താനൊരു ഫുല്ലസൂനമതുപോൽ താനേ വിടർന്നീടുമേ. </text:p>
      <text:p text:style-name="P5"><text:s text:c="24"/>5 </text:p>
      <text:p text:style-name="P6">(സ്റ്റഡി ലീവു തുടങ്ങിക്കഴിഞ്ഞു പാഠപുസ്തകവും നോട്ടും ഗൈഡുമൊക്കെ അന്വേഷിക്കുന്നഒരു കുട്ടിയെക്കണ്ടിട്ട്) </text:p>
      <text:p text:style-name="P6">അല്ലാ! മോഡൽപരീക്ഷ തീർന്നൊരളവിൽ ക്ലാസും കഴിഞ്ഞക്ഷണം <text:s/></text:p>
      <text:p text:style-name="P6">ഇല്ലാനോട്ടുകളൊന്നുപോലുമിനിയോ ടെക്സ്റ്റും വരുത്തീടണം </text:p>
      <text:p text:style-name="P6">എല്ലാംചേർന്നു പഠിച്ചിടാനൊരുവിധം പാസ്സാകുവാൻ 'പപ്പനായ്' </text:p>
      <text:p text:style-name="P6">മല്ലാക്ഷീമണി,ബ്രഹ്മനന്ദിനി വരം നൽകീടുമൂകാംബികേ </text:p>
      <text:p text:style-name="P6"><text:s text:c="24"/>6 </text:p>
      <text:p text:style-name="P6">(ഒരു അക്ഷരശ്ലോകസദസ്സിൽ വിധികർത്താവാ കേണ്ടിവന്ന അവസ്ഥ) </text:p>
      <text:p text:style-name="P6">എല്ലാശ്ലോകവുമേറ്റവും മികവതിൽ ചൊല്ലുന്നൊരീവേദിയിൽ </text:p>
      <text:p text:style-name="P6">മല്ലാക്ഷീമണിമാർക്കുവൈഭവമതും കൂടുന്നൊരീവേളയിൽ </text:p>
      <text:p text:style-name="P7">നല്ലോണം <text:s/>കരുതാതെ മാർക്കിടുവതും വൈഷമ്യമാക്കീടുവാൻ <text:s text:c="5"/></text:p>
      <text:p text:style-name="P8">ചൊല്ലാനുള്ളൊരു മൂഡുപോയി, വിധികർത്താവായ് മതം മാറിഞാൻ <text:s/></text:p>
      <text:p text:style-name="P8"><text:s text:c="24"/>7 </text:p>
      <text:p text:style-name="P10">(തൃപ്പൂണിത്തുറയിൽ ഒരു ശ്ലോകസദസ്സിൽ ചൊല്ലിയത്)</text:p>
      <text:p text:style-name="P10"><text:soft-page-break/><text:s/></text:p>
      <text:p text:style-name="P9">പൂർണ്ണത്തിൽനിന്നപൂർണ്ണം ,പുനരൊരുപുരുഷാർഥാത്മകം ബ്രഹ്മതത്വം <text:s/></text:p>
      <text:p text:style-name="P9">പൂർണ്ണം മൂന്നായ് പിരിഞ്ഞാലതുമൊരു പൂർണ്ണം,പൂർണ്ണ പുണ്യാവതാരം </text:p>
      <text:p text:style-name="P9">പൂർണ്ണാമോദം വരുത്തുവതിനു,മിവിടെയീ യോഗവും പൂർണ്ണമാവാൻ </text:p>
      <text:p text:style-name="P9">നീയേപൂർണ്ണത്രയീശാ! പുനരിവിടെ നമിക്കുന്നു പൂർണ്ണാത്മനാ ഞാൻ </text:p>
      <text:p text:style-name="P9"><text:s text:c="28"/>8 </text:p>
      <text:p text:style-name="P9">(പട്ടശ്ശേരി പരമേശ്വരൻ സാറിനു ചൊല്ലിക്കൊടുത്തത്) </text:p>
      <text:p text:style-name="P9">പട്ടശ്ശേരിമനക്കലെ ത്തിരുമനസ്സെന്തിത്ര ശങ്കിക്കുവാ- </text:p>
      <text:p text:style-name="P9">നിഷ്ടം പോലെ ഭുജിച്ചുകൊള്ളുക കറിക്കൂട്ടം പുളിശ്ശേരിയും <text:s/></text:p>
      <text:p text:style-name="P9">കഷ്ടം കാശു തികഞ്ഞിടാത്ത വിഷമം തേടേണ്ട,വാടേണ്ടയ- </text:p>
      <text:p text:style-name="P9">ങ്ങിഷ്ടക്കേടുവരില്ല ചന്ദ്രനുടനെബുക്കിൽ കുറിച്ചീടുകിൽ. </text:p>
      <text:p text:style-name="P9"><text:s text:c="27"/>9 </text:p>
      <text:p text:style-name="P11">(ആത്രശ്ശേരി ശ്രീദാസിനു എഴുതിക്കൊടുത്തത്) </text:p>
      <text:p text:style-name="P9">ആത്രശ്ശേരിമനക്കലെത്തിരുമനസ്സെന്തിത്രവെമ്പൽപ്പെടാൻ?</text:p>
      <text:p text:style-name="P9">സൂത്രം പാണിനി ചൊന്നപോലെയിവിടെച്ചൊല്ലേണ്ട,നാലക്ഷരം <text:s/></text:p>
      <text:p text:style-name="P9">ഏബീസീഡി കിടയ്ക്കുവാനുതകുമാസ്സൂത്രങ്ങളോർത്തീടുവാ- </text:p>
      <text:p text:style-name="P9">ന്മാത്രം ശ്രദ്ധകൊടുത്തിടേണമിനിയോ? പിന്നൊക്കെയും ഈശ്വരൻ! <text:s text:c="2"/></text:p>
      <text:p text:style-name="P9"><text:s text:c="23"/>10 </text:p>
      <text:p text:style-name="P11">(ഒറ്റയാൾ മാത്രമുള്ളഡിപ്പാർട്ട്മെന്റിലെ അദ്ധ്യാപകനെ കൗൻസിലിൽ എടുക്കാത്തതിനു) </text:p>
      <text:p text:style-name="P11"/>
      <text:p text:style-name="P11">യൂജീസിക്കുപഠിച്ചു കിട്ടിയുടനെനെറ്റു,ണ്ടു പീ എച്ഡിയും <text:s/></text:p>
      <text:p text:style-name="P11">യോജിച്ചുള്ളൊരു ക്ലാസ്സുകൾ ,വിജയികൾ വിദ്യാർത്ഥികൾ കേമരും </text:p>
      <text:p text:style-name="P11">ഓജസ്സുള്ളവിഭാഗമായി വിലസും മേധാവിയായീടിലും , </text:p>
      <text:p text:style-name="P11">തേജസ്സുള്ള കുലോത്തമാ! കൗൺസിലിൽച്ചേർക്കാത്തതെന്തേയഹം <text:s text:c="11"/></text:p>
      <text:p text:style-name="P11"><text:s text:c="22"/>11 </text:p>
      <text:p text:style-name="P12">(സംസ്കൃതം നാഷണൽ സെമിനാർ കഴിഞ്ഞെഴുതിയത്) </text:p>
      <text:p text:style-name="P12">കോളേജിന്നൊരു ഖ്യാതിയേറുമളവങ്ങുദ്ഘാടനം കേമമായ് </text:p>
      <text:p text:style-name="P12">ശ്രീമത്തായൊരു സംസ്കൃതിത്തികവെഴും കാഡോണതൻ ഭാഷണം </text:p>
      <text:p text:style-name="P12">വേഗത്തിൽ പലകാര്യവും ഘടിതമായ്,മാമണ്ണുതൻ പാടവം <text:s/></text:p>
      <text:p text:style-name="P12">മുത്തശ്ശിക്കഥ ദേവനാഗരമതിൽ ശ്രീമാനിതാവന്ദനം ! </text:p>
      <text:p text:style-name="P12"/>
      <text:p text:style-name="P12">ബാലന്മാർക്കു പഠിക്കുവാൻ വളരുവാൻ ശ്രീസംസ്കൃതേ ബോധനം <text:s/></text:p>
      <text:p text:style-name="P12">പാരമ്പര്യവഴിക്കു ശാസ്ത്രമതുപോൽ,വേദങ്ങൾ,വേദാംഗവും </text:p>
      <text:p text:style-name="P12">ന്യായത്തിൻ വഴിമാത്രമല്ല,ദ്രവിഡർ ഗീർവാണ്മോതുന്നതും <text:s/></text:p>
      <text:p text:style-name="P12">ആയത്തിൽപലപേപ്പറും <text:s/>സെഷനതിൽ ധാരാളമായ്കണ്ടു ഞാൻ </text:p>
      <text:p text:style-name="P12"/>
      <text:p text:style-name="P12">ഭാഷാബോധനരീതികൾക്കുപുറമെ വിജ്ഞാനമാർഗ്ഗങ്ങളും </text:p>
      <text:p text:style-name="P12">ഭേഷായ് ചിന്തയിലാക്കിറ്റൂന്ന വിപുലം പേപ്പർ പ്രസന്റേഷനും </text:p>
      <text:p text:style-name="P12">യോജിച്ചുള്ളൊരുവേഷഭൂഷകളൊടും <text:s/>സ്വപ്നാങ്കമാം നാടകം <text:s/></text:p>
      <text:p text:style-name="P12">യൂജീസീ സെമിനാർ വിദഗ്ദ്ധനിരയാൽ ശോഭിച്ചു മോദിച്ചുനാം <text:s/></text:p>
      <text:p text:style-name="P12"><text:tab/><text:tab/><text:tab/><text:span text:style-name="T3">12 </text:span></text:p>
      <text:p text:style-name="P13">(സ്പെഷ്യൽക്ലാസ്സിനുവരാതെ അഫന്റെകുഞ്ഞിന്റെചോറൂണിനുപോയ കുട്ടിയോട്)</text:p>
      <text:p text:style-name="P13"/>
      <text:p text:style-name="P13">ഗുരുവായൂരപ്പനെന്തോതി?</text:p>
      <text:p text:style-name="P13">ഗുണമായുള്ളവല്ലതും?</text:p>
      <text:p text:style-name="P13"><text:soft-page-break/>ശ്രമിയായുള്ളകുട്ടിക്കു </text:p>
      <text:p text:style-name="P13">തുണയായുണ്ടു ഞാനെടോ</text:p>
      <text:p text:style-name="P13"><text:tab/><text:tab/><text:tab/>13 </text:p>
      <text:p text:style-name="P13">(കാന്റീനിൽപോയപ്പോൾ തെന്നിവീണതിനെപറ്റി) </text:p>
      <text:p text:style-name="P13">വെള്ളം ദാഹമൊതുക്കുവാനൊരുദിനംചായക്കുപോയീടവേ </text:p>
      <text:p text:style-name="P13">കള്ളം തെല്ലുമതില്ല,പിന്നെയിവനോനർമ്മങ്ങളാൽനീങ്ങവേ </text:p>
      <text:p text:style-name="P13">വെള്ളം വാർന്നൊരുചാലുതന്റെനടുവിൽ പാദങ്ങൾ,ഓർക്കായ്കയാ- </text:p>
      <text:p text:style-name="P13">ലുള്ളംകാലുനിരങ്ങിനീങ്ങി ചരലിൽപെട്ടെന്നുവീണേനഹം <text:s/></text:p>
      <text:p text:style-name="P13"/>
      <text:p text:style-name="P13">മുട്ടുംകുത്തികമിഴ്ന്നടിച്ചുധരയിൽ സാഷ്ടാംഗമായ് വീഴവേ </text:p>
      <text:p text:style-name="P13">പൊട്ടിപ്പോയതഹന്തയോ വലതുകാൽമുട്ടിങ്കലെച്ച്രർമ്മമോ? </text:p>
      <text:p text:style-name="P13">കൂട്ടാക്കതെനടന്നുഴന്നുപലതും ചിന്തിച്ചുനീങ്ങീടവേ </text:p>
      <text:p text:style-name="P13">മുട്ടൻ വേദനവന്നു,നീരുമതുപോൽ കാലിങ്കൽസമ്പൂർണ്ണമായ്</text:p>
      <text:p text:style-name="P3"/>
      <text:p text:style-name="P4">ഉച്ചയ്ക്കുള്ളൊരുഭക്ഷണം ക്ഷണമതിൽ തീർത്തെത്തി ഗേറ്റിങ്കല- </text:p>
      <text:p text:style-name="P4">ങ്ങുച്ചയ്ക്കുള്ളൊരുബസ്സുതാനുമുടനെ പാഞ്ഞെത്തുകിൽ തൽക്ഷണം <text:s/></text:p>
      <text:p text:style-name="P4">സ്വച്ഛം തിക്കലുതെല്ലുപോലുമിടിയും കിട്ടാതെ കേറീടണം <text:s/></text:p>
      <text:p text:style-name="P4">മെച്ചം കൂടിയ ഡോക്ടറിന്റെസവിധം ചെന്നെത്തണം കാണണം <text:s text:c="6"/></text:p>
      <text:p text:style-name="P4"><text:tab/><text:tab/><text:tab/>14<text:tab/><text:tab/><text:tab/></text:p>
      <text:p text:style-name="P4">പണ്ടേപ്പോലെയുണർന്നെണീറ്റു കുളിയും തേവാരവും കാപ്പിയും </text:p>
      <text:p text:style-name="P4">മുണ്ടും ഷർട്ടുമെടുത്തുബാഗുകുടയും <text:s/>കോളേജിലേക്കാഞ്ഞു ഞാൻ <text:s/></text:p>
      <text:p text:style-name="P4">ണീം! ണീം ! പാർവതിഫോണിലൂടെയുടനെ ചൊല്ലുന്നു"പോവേണ്ട സാർ" </text:p>
      <text:p text:style-name="P4">തിണ്ണം റിട്ടയർ ചെയ്തൊരോർമ്മയുടനെ വന്നെത്തിയുള്ളത്തിലും <text:s/></text:p>
      <text:p text:style-name="P4"><text:tab/><text:tab/><text:tab/>15 </text:p>
      <text:p text:style-name="P15">Tiger <text:s/>Tiger <text:s/>burning bright </text:p>
      <text:p text:style-name="P15">In the forest of the night </text:p>
      <text:p text:style-name="P15">What immortal hand or eye </text:p>
      <text:p text:style-name="P15">Dare frame thy fearful symmetry</text:p>
      <text:p text:style-name="P15"><text:tab/><text:tab/><text:tab/><text:tab/>(william blake) </text:p>
      <text:p text:style-name="P15">കാട്ടിൻ വന്യതയിൽ നിറഞ്ഞൊരിരുളിൽ ഘോരം നിശാവേളയിൽ </text:p>
      <text:p text:style-name="P15">വാട്ടം തെല്ലുമിയന്നിടാതെയെരിതീഗോളം കണക്കിങ്ങുതാൻ </text:p>
      <text:p text:style-name="P15">നോട്ടം കൊണ്ടുസിമട്രിയെങ്കിലുമഹോ പാരം ഭയം ജന്യകം <text:s/></text:p>
      <text:p text:style-name="P15">സ്പഷ്ടം നിൻ കൃതി ഉഗ്രഭാവമധുരം സ്രഷ്ടാവിനാൽ കടുവയായ് </text:p>
      <text:p text:style-name="P15"/>
      <text:p text:style-name="P4"><text:tab/><text:tab/><text:tab/>16 <text:s text:c="3"/></text:p>
      <text:p text:style-name="P16">To see the <text:s/>world in agrain of sand </text:p>
      <text:p text:style-name="P16">And heaven <text:s/>in a wild flower </text:p>
      <text:p text:style-name="P16">Hold infinity in <text:s/>the palm of your hand <text:s/></text:p>
      <text:p text:style-name="P16">And eternity in an hour </text:p>
      <text:p text:style-name="P16"/>
      <text:p text:style-name="P16">ഭൂലോകം മുഴുവൻ മണൽത്തരിയതിൽക്കണ്ടൊന്നു ചിമ്മീടുവാൻ </text:p>
      <text:p text:style-name="P16">ആലോലം ചെറുകാട്ടുപുഷ്പമതിലും സ്വർഗ്ഗം നുകർന്നീടുവാൻ </text:p>
      <text:p text:style-name="P16">ഉള്ളം കൈയിലനന്തതയെടുത്തൊന്നങ്ങതൊക്കീടണം </text:p>
      <text:p text:style-name="P16">ഓരോ നാഴികയേയുമനശ്വരതതൻ പൊൻ തേരിലേറ്റീടണം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18:26:18.242984476</meta:creation-date>
    <dc:date>2013-11-29T16:18:04.157030410</dc:date>
    <meta:editing-duration>PT16M20S</meta:editing-duration>
    <meta:editing-cycles>7</meta:editing-cycles>
    <meta:generator>LibreOffice/4.1.2.3$Linux_x86 LibreOffice_project/410m0$Build-3</meta:generator>
    <meta:document-statistic meta:table-count="0" meta:image-count="0" meta:object-count="0" meta:page-count="3" meta:paragraph-count="125" meta:word-count="414" meta:character-count="3084" meta:non-whitespace-character-count="2312"/>
  </office:meta>
</office:document-meta>
</file>